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A000000AA40F7CD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96cm" svg:height="5.996cm" svg:x="7.501cm" svg:y="11.851cm">
          <draw:image xlink:href="Pictures/10000201000000AA000000AA40F7CD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9T10:04:48.214456000</dc:date>
    <meta:document-statistic meta:object-count="1"/>
    <meta:generator>LibreOffice/4.2.4.2$MacOSX_X86_64 LibreOffice_project/63150712c6d317d27ce2db16eb94c2f3d7b699f8</meta:generator>
  </office:meta>
</office:document-meta>
</file>